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4708in" table:align="left"/>
    </style:style>
    <style:style style:name="Table1.A" style:family="table-column">
      <style:table-column-properties style:column-width="0.4708in"/>
    </style:style>
    <style:style style:name="Table1.A1" style:family="table-cell">
      <style:table-cell-properties style:vertical-align="middle" fo:padding="0.0194in" fo:border="none"/>
    </style:style>
    <style:style style:name="Table2" style:family="table">
      <style:table-properties style:width="1.0236in" table:align="left"/>
    </style:style>
    <style:style style:name="Table2.A" style:family="table-column">
      <style:table-column-properties style:column-width="1.0236in"/>
    </style:style>
    <style:style style:name="Table2.A1" style:family="table-cell">
      <style:table-cell-properties style:vertical-align="middle" fo:padding="0.0194in" fo:border="none"/>
    </style:style>
    <style:style style:name="P1" style:family="paragraph" style:parent-style-name="Standard">
      <style:text-properties officeooo:rsid="000d6d7f" officeooo:paragraph-rsid="000d6d7f"/>
    </style:style>
    <style:style style:name="P2" style:family="paragraph" style:parent-style-name="Standard">
      <style:text-properties officeooo:paragraph-rsid="000e1dd9"/>
    </style:style>
    <style:style style:name="P3" style:family="paragraph" style:parent-style-name="Standard">
      <style:text-properties officeooo:rsid="000fe3c4" officeooo:paragraph-rsid="000fe3c4"/>
    </style:style>
    <style:style style:name="P4" style:family="paragraph" style:parent-style-name="Standard">
      <style:text-properties officeooo:rsid="00133b52" officeooo:paragraph-rsid="00133b52"/>
    </style:style>
    <style:style style:name="P5" style:family="paragraph" style:parent-style-name="Standard">
      <style:text-properties officeooo:rsid="0013f023" officeooo:paragraph-rsid="0013f023"/>
    </style:style>
    <style:style style:name="P6" style:family="paragraph" style:parent-style-name="Standard">
      <style:text-properties officeooo:rsid="00159f66" officeooo:paragraph-rsid="00159f66"/>
    </style:style>
    <style:style style:name="P7" style:family="paragraph" style:parent-style-name="Standard">
      <style:text-properties officeooo:rsid="00176a7e" officeooo:paragraph-rsid="00176a7e"/>
    </style:style>
    <style:style style:name="P8" style:family="paragraph" style:parent-style-name="Standard">
      <style:text-properties officeooo:rsid="001969b7" officeooo:paragraph-rsid="001969b7"/>
    </style:style>
    <style:style style:name="P9" style:family="paragraph" style:parent-style-name="Standard">
      <style:text-properties officeooo:rsid="001aa5bf" officeooo:paragraph-rsid="001aa5bf"/>
    </style:style>
    <style:style style:name="P10" style:family="paragraph" style:parent-style-name="Standard">
      <style:text-properties officeooo:rsid="001aa5bf" officeooo:paragraph-rsid="001b1f53"/>
    </style:style>
    <style:style style:name="P11" style:family="paragraph" style:parent-style-name="Standard">
      <style:text-properties officeooo:rsid="001aa5bf" officeooo:paragraph-rsid="001fff23"/>
    </style:style>
    <style:style style:name="P12" style:family="paragraph" style:parent-style-name="Standard">
      <style:text-properties officeooo:rsid="0020f450" officeooo:paragraph-rsid="0020f450"/>
    </style:style>
    <style:style style:name="P13" style:family="paragraph" style:parent-style-name="Standard">
      <style:text-properties officeooo:rsid="0021115b" officeooo:paragraph-rsid="0021115b"/>
    </style:style>
    <style:style style:name="P14" style:family="paragraph" style:parent-style-name="Standard">
      <style:text-properties officeooo:rsid="0021115b" officeooo:paragraph-rsid="002869d7"/>
    </style:style>
    <style:style style:name="P15" style:family="paragraph" style:parent-style-name="Standard">
      <style:text-properties officeooo:rsid="0021115b" officeooo:paragraph-rsid="002c4e42"/>
    </style:style>
    <style:style style:name="P16" style:family="paragraph" style:parent-style-name="Standard">
      <style:text-properties officeooo:rsid="00227658" officeooo:paragraph-rsid="00227658"/>
    </style:style>
    <style:style style:name="P17" style:family="paragraph" style:parent-style-name="Standard">
      <style:text-properties officeooo:rsid="0025af96" officeooo:paragraph-rsid="0025af96"/>
    </style:style>
    <style:style style:name="P18" style:family="paragraph" style:parent-style-name="Standard">
      <style:text-properties officeooo:rsid="00267963" officeooo:paragraph-rsid="00267963"/>
    </style:style>
    <style:style style:name="P19" style:family="paragraph" style:parent-style-name="Standard">
      <style:text-properties officeooo:rsid="002869d7" officeooo:paragraph-rsid="002869d7"/>
    </style:style>
    <style:style style:name="P20" style:family="paragraph" style:parent-style-name="Standard">
      <style:text-properties officeooo:rsid="002a9e4f" officeooo:paragraph-rsid="002a9e4f"/>
    </style:style>
    <style:style style:name="P21" style:family="paragraph" style:parent-style-name="Text_20_body">
      <style:text-properties officeooo:rsid="002869d7" officeooo:paragraph-rsid="002869d7"/>
    </style:style>
    <style:style style:name="P22" style:family="paragraph" style:parent-style-name="Standard">
      <style:text-properties officeooo:rsid="001b1f53" officeooo:paragraph-rsid="001b1f53"/>
    </style:style>
    <style:style style:name="P23" style:family="paragraph" style:parent-style-name="Standard">
      <style:text-properties officeooo:rsid="001fff23" officeooo:paragraph-rsid="001fff23"/>
    </style:style>
    <style:style style:name="P24" style:family="paragraph" style:parent-style-name="Standard">
      <style:text-properties officeooo:rsid="00227658" officeooo:paragraph-rsid="00227658"/>
    </style:style>
    <style:style style:name="P25" style:family="paragraph" style:parent-style-name="Standard">
      <style:text-properties officeooo:rsid="002dcb66" officeooo:paragraph-rsid="002dcb66"/>
    </style:style>
    <style:style style:name="P26" style:family="paragraph" style:parent-style-name="Standard">
      <style:text-properties officeooo:rsid="0021115b" officeooo:paragraph-rsid="0021115b"/>
    </style:style>
    <style:style style:name="P27" style:family="paragraph" style:parent-style-name="Standard">
      <style:text-properties officeooo:rsid="002dd8eb" officeooo:paragraph-rsid="002dd8eb"/>
    </style:style>
    <style:style style:name="P28" style:family="paragraph" style:parent-style-name="Standard">
      <style:text-properties officeooo:rsid="002f2104" officeooo:paragraph-rsid="002f2104"/>
    </style:style>
    <style:style style:name="P29" style:family="paragraph" style:parent-style-name="Standard">
      <style:text-properties officeooo:rsid="003088f1" officeooo:paragraph-rsid="003088f1"/>
    </style:style>
    <style:style style:name="P30" style:family="paragraph" style:parent-style-name="Standard">
      <style:text-properties officeooo:rsid="00320a54" officeooo:paragraph-rsid="00320a54"/>
    </style:style>
    <style:style style:name="P31" style:family="paragraph" style:parent-style-name="Standard">
      <style:text-properties officeooo:rsid="0032b3e5" officeooo:paragraph-rsid="0032b3e5"/>
    </style:style>
    <style:style style:name="P32" style:family="paragraph" style:parent-style-name="Standard">
      <style:text-properties officeooo:rsid="00333603" officeooo:paragraph-rsid="00333603"/>
    </style:style>
    <style:style style:name="P33" style:family="paragraph" style:parent-style-name="Standard">
      <style:text-properties officeooo:rsid="00337c8b" officeooo:paragraph-rsid="00337c8b"/>
    </style:style>
    <style:style style:name="P34" style:family="paragraph" style:parent-style-name="Standard">
      <style:text-properties officeooo:rsid="0034c0be" officeooo:paragraph-rsid="0034c0be"/>
    </style:style>
    <style:style style:name="P35" style:family="paragraph" style:parent-style-name="Standard">
      <style:text-properties officeooo:rsid="0035b7b0" officeooo:paragraph-rsid="0035b7b0"/>
    </style:style>
    <style:style style:name="P36" style:family="paragraph" style:parent-style-name="Standard">
      <style:text-properties officeooo:rsid="0036371c" officeooo:paragraph-rsid="0036371c"/>
    </style:style>
    <style:style style:name="P37" style:family="paragraph" style:parent-style-name="Preformatted_20_Text">
      <style:text-properties officeooo:rsid="00320a54" officeooo:paragraph-rsid="00320a54"/>
    </style:style>
    <style:style style:name="T1" style:family="text">
      <style:text-properties officeooo:rsid="000e1dd9"/>
    </style:style>
    <style:style style:name="T2" style:family="text">
      <style:text-properties officeooo:rsid="001170f2"/>
    </style:style>
    <style:style style:name="T3" style:family="text">
      <style:text-properties officeooo:rsid="00133b52"/>
    </style:style>
    <style:style style:name="T4" style:family="text">
      <style:text-properties officeooo:rsid="00159f66"/>
    </style:style>
    <style:style style:name="T5" style:family="text">
      <style:text-properties officeooo:rsid="001b1f53"/>
    </style:style>
    <style:style style:name="T6" style:family="text">
      <style:text-properties officeooo:rsid="001cd073"/>
    </style:style>
    <style:style style:name="T7" style:family="text">
      <style:text-properties officeooo:rsid="001e9a3d"/>
    </style:style>
    <style:style style:name="T8" style:family="text">
      <style:text-properties officeooo:rsid="001fff23"/>
    </style:style>
    <style:style style:name="T9" style:family="text">
      <style:text-properties officeooo:rsid="0025af96"/>
    </style:style>
    <style:style style:name="T10" style:family="text">
      <style:text-properties officeooo:rsid="00267963"/>
    </style:style>
    <style:style style:name="T11" style:family="text">
      <style:text-properties officeooo:rsid="002a4c1b"/>
    </style:style>
    <style:style style:name="T12" style:family="text">
      <style:text-properties officeooo:rsid="00337c8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1120</text:p>
      <text:p text:style-name="P1">collaborative filtering</text:p>
      <text:p text:style-name="P2"><text:span text:style-name="T1">เริ่มเข้าสู่ช่วง machine learning ของโปรเจ็คแล้ว หลังจากที่ต่อ mysql เข้ากับ flask ได้ และเวลาไปที่ l</text:span><text:a xlink:type="simple" xlink:href="http://localhost:5000/mysql" text:style-name="Internet_20_link" text:visited-style-name="Visited_20_Internet_20_Link"><text:span text:style-name="T1">ocalhost:5000/mysql</text:span></text:a><text:span text:style-name="T1"> มันแสดงผลของ SELECT from shows3 where ‘director’ == Brad Anderson query ว่า </text:span>25 Movie Stonehearst Asylum Brad Anderson 761 Movie Fractured Brad Anderson </text:p>
      <text:p text:style-name="P3">โอยน้ำตาจะไหล <text:span text:style-name="T6">(ขั้นตอนนี้ประมาณ 3 อาทิตย์)</text:span></text:p>
      <text:p text:style-name="P3"/>
      <text:p text:style-name="P3">ทีนี้ก็มาเรื่องว่าจะเขียนตัว recommender ยังไง</text:p>
      <text:p text:style-name="P3">ก็คือการเอา model มาใส่ใน app route/</text:p>
      <text:p text:style-name="P3">แล้วจะเอาโมเดลมาจากไหน ก็ต้องไปเขียน model.py ว่าจะดึงดาต้าอะไรมา POST มา GET บ้าง</text:p>
      <text:p text:style-name="P3">ก็ไปดูโค้ดแล้ว คือต้องเลือกเลยว่าจะเลือกตรงไหนของดาต้าเบส</text:p>
      <text:p text:style-name="P3">ก็มาเลือกว่าจะเอาดาต้าอันไหนมาใช้ ตอนแรกที่ทำ sql คือใช้ของ netflix</text:p>
      <text:p text:style-name="P3">ปรากฏว่าการทำ collaborative filtering ต้องมีข้อมูลส่วนที่เป็น social, user, rating ด้วย ไม่ใช่แค่รายชื่อนักแสดง ผู้กำกับ ประเภทหนัง</text:p>
      <text:p text:style-name="P3">ก็เลยต้องเลือกดาต้าเบสใหม่ เอาอันที่มี user, rating มาให้แล้ว</text:p>
      <text:p text:style-name="P3">ก็ไปเจอ movielens ซึ่งเป็นที่รู้จัก ใครจะทำ movie recommendations system ก็ต้องใช้อันนี้แหละครบถ้วนสมบูรณ์ที่สุด</text:p>
      <text:p text:style-name="P3"/>
      <text:p text:style-name="P3">แล้วทีนี้ก็ไปดูว่าจะทำยังไง <text:span text:style-name="T3">ดูจากสองเว็บนี้เป็นหลัก</text:span></text:p>
      <text:p text:style-name="P3"><text:a xlink:type="simple" xlink:href="https://realpython.com/build-recommendation-engine-collaborative-filtering/#model-based" text:style-name="Internet_20_link" text:visited-style-name="Visited_20_Internet_20_Link">https://realpython.com/build-recommendation-engine-collaborative-filtering/#model-based</text:a></text:p>
      <text:p text:style-name="P3"/>
      <text:p text:style-name="P3"><text:a xlink:type="simple" xlink:href="https://towardsdatascience.com/various-implementations-of-collaborative-filtering-100385c6dfe0" text:style-name="Internet_20_link" text:visited-style-name="Visited_20_Internet_20_Link">https://towardsdatascience.com/various-implementations-of-collaborative-filtering-100385c6dfe0</text:a></text:p>
      <text:p text:style-name="P3"/>
      <text:p text:style-name="P3">คือมี 2 วิธีใหญ่ๆ คือ memory-based, and model-based</text:p>
      <text:p text:style-name="P3">memory-based ก็คือเอา users มา แล้วมาหา similarity ว่าเหมือนกับ user คนไหนบ้าง ทำแบบเดียวกันกะ movies เสร็จแล้วมาวางเทียบกัน จะ plot, หรือ euclidean distance, cosine distance <text:span text:style-name="T6">ที่ใกล้ที่สุด </text:span>อะไรก็ว่าไป ซึ่งใช้ memory มาก และ scaleไม่ได้</text:p>
      <text:p text:style-name="P3">และจริงๆมีการใช้ machine learning ก็ได้คือ kNN clustering แต่ไม่ได้อ่านละเอียด เพราะไม่ได้จะทำ</text:p>
      <text:p text:style-name="P3"/>
      <text:p text:style-name="P3">ก็เลยมาวิธีสอง คือ model-based ซึ่ง <text:span text:style-name="T2">ก็แบ่งย่อยไปได้อีก 2 วิธี คือ matrix factorization กับ deep learning</text:span></text:p>
      <text:p text:style-name="P3"/>
      <text:p text:style-name="P4">matrix factorization คือการเลือก เอาเฉพาะแถวและคอลัมน์ที่มีดาต้า แล้วเอามาเรียงกัน แล้วเอามาคูณกันแบบ dot product คือการทำให้เป็น vector (??) เพื่อจะได้เอาตัวเลขแค่ตัวเดียวมาใช้ในการคำนวณดูว่ามันห่างกันแค่ไหนในหัวข้อต่างๆ อาจจะทั้งเรื่อง genre เรื่องความเป็นหนังอาร์ตหรือ blockbuster หรือฟีเจ้ออื่นๆ <text:span text:style-name="T6">กี่ฟีเจ้อก็ได้ แล้วแต่กำหนด ก็คือเลือกว่าจะเอากี่ฟีเจ้อ ก็เท่านั้นไดเมนชั่น เพื่อจะเอามาตอบปัญหาที่โจทย์อยากได้</text:span></text:p>
      <text:p text:style-name="P4"/>
      <text:p text:style-name="P4">มีคำว่า latent features ซึ่งยังไม่ค่อยเข้าใจ และมันก็แปลว่ายังหาไม่เจอนั่นแหละ เดี๋ยวค่อ<text:span text:style-name="T7">ย</text:span>ว่ากัน</text:p>
      <text:p text:style-name="P4"/>
      <text:p text:style-name="P4">พอได้อีเลขตัวเดียวมานี่แหละ เขาเรียกว่า embeddings</text:p>
      <text:p text:style-name="P4">อี embedding นี่เป็นตัวทำหน้าที่บอกว่าดาต้าที่ได้มาแต่ละอันจะชี้นำให้ recommender ไปทางไหน <text:span text:style-name="T4">ในฟังก์ชั่น def forward_pass</text:span></text:p>
      <text:p text:style-name="P6">นี่คือ 1 layer</text:p>
      <text:p text:style-name="P5">เสร็จแล้วก็เอาการ<text:span text:style-name="T4">เรียงลำดับ layer หลายๆแบบมาต่อกัน เช่น dropout, embedding, linear, relu, sigmoid กลายเป็น deep neural network</text:span></text:p>
      <text:p text:style-name="P5"/>
      <text:p text:style-name="P7">ซึ่งเขียนแค่ 1 class EmbeddingNet กับ 1 function forward_pass</text:p>
      <text:p text:style-name="P7">แล้วก็เอาไป fit/train <text:span text:style-name="T7">ได้โมเดลมาใช้ละ</text:span></text:p>
      <text:p text:style-name="P3"><text:soft-page-break/></text:p>
      <text:p text:style-name="P4">เสร็จแล้วไปเจอกูเกิลโคแลป</text:p>
      <text:p text:style-name="P4"><text:a xlink:type="simple" xlink:href="https://colab.research.google.com/drive/1xfL0bw86VG-6hA1kP7hluhIv8aqwmKFK#scrollTo=dmVu6NVpo4tU" text:style-name="Internet_20_link" text:visited-style-name="Visited_20_Internet_20_Link">https://colab.research.google.com/drive/1xfL0bw86VG-6hA1kP7hluhIv8aqwmKFK#scrollTo=dmVu6NVpo4tU</text:a></text:p>
      <text:p text:style-name="P4"/>
      <text:p text:style-name="P4"><text:a xlink:type="simple" xlink:href="https://colab.research.google.com/drive/1xfL0bw86VG-6hA1kP7hluhIv8aqwmKFK" text:style-name="Internet_20_link" text:visited-style-name="Visited_20_Internet_20_Link">https://colab.research.google.com/drive/1xfL0bw86VG-6hA1kP7hluhIv8aqwmKFK</text:a></text:p>
      <text:p text:style-name="P4">Recommendations system with Tensorflow</text:p>
      <text:p text:style-name="P4"/>
      <text:p text:style-name="P4">เขียนทุกอย่างเป็นขั้นเป็นตอน ละเอียดยิบ ตั้งแต่โหลดดาต้า เรียกดาต้ามาดูเล่น สร้างvariable SparseTensor ทำ CF helper class ลองเขียน matrix factorization model, regularized factorization model, loss function, softmax model, train</text:p>
      <text:p text:style-name="P8">ไปอ่าน softmax regression มาว่าทำยังไง</text:p>
      <text:p text:style-name="P8">ก็คือรวมกันได้ 1 ตามที่ม่ำบอกนั่นแหละ</text:p>
      <text:p text:style-name="P8"/>
      <text:p text:style-name="P8">To interpret our outputs as probabilities, we must guarantee that (even on new data),</text:p>
      <text:p text:style-name="P8">they will be nonnegative and sum up to 1.</text:p>
      <text:p text:style-name="P8"/>
      <text:p text:style-name="P8">Moreover, we need a training objective that encourages the model to estimate faithfully probabilities. Of all instances when a classifier outputs 0.5, we hope that half of those examples</text:p>
      <text:p text:style-name="P8">will actually belong to the predicted class.</text:p>
      <text:p text:style-name="P8"/>
      <text:p text:style-name="P8">This is a property called *calibration*.</text:p>
      <text:p text:style-name="P8"/>
      <text:p text:style-name="P8">The *softmax function*, invented in 1959 by the social scientist R. Duncan Luce in the context of *choice models*, does precisely this.</text:p>
      <text:p text:style-name="P8"/>
      <text:p text:style-name="P8"/>
      <text:p text:style-name="P9">แล้วต้องเขียนฟังชั่นอีกเยอะแยะมาก <text:span text:style-name="T7">ตัวอย่างเช่น</text:span></text:p>
      <text:p text:style-name="P9">def build_softmax_model(rated_movies, embedding_cols, hidden_dims):</text:p>
      <text:p text:style-name="P9"><text:s text:c="2"/>"""Builds a Softmax model for MovieLens.</text:p>
      <text:p text:style-name="P9"><text:s/></text:p>
      <text:p text:style-name="P9"><text:s text:c="2"/>Returns:</text:p>
      <text:p text:style-name="P9"><text:s text:c="4"/>A CFModel object.</text:p>
      <text:p text:style-name="P9"><text:s text:c="2"/>"""</text:p>
      <text:p text:style-name="P9"><text:s text:c="2"/>def create_network(features):</text:p>
      <text:p text:style-name="P9"><text:s text:c="4"/>"""Maps input features dictionary to user embeddings.</text:p>
      <text:p text:style-name="P9"><text:s text:c="4"/></text:p>
      <text:p text:style-name="P9"><text:s/>กว่าจะได้ CFModel object มาใช้</text:p>
      <text:p text:style-name="P9"/>
      <text:p text:style-name="P9">ก็งงว่าทำไมมันเยอะแยะอย่างงี้วะ tensorflow เหรอ</text:p>
      <text:p text:style-name="P10">แล้วก็เลยกลับไปดูลิ๊งที่ 2 ตามด้านบนปรากฏว่าใช้ แค่ python แล้วก็มี pytorch <text:span text:style-name="T5">loader แล้วก็ใช้ library ของ fast.ai ที่ build on top of pytorch</text:span></text:p>
      <text:p text:style-name="P10"/>
      <text:p text:style-name="P22">ตอนแรกคิดว่าจะไปใช้ tensorflow แล้ว เพราะหรูดี อยากได้ชื่อนี้ไว้ใน cv</text:p>
      <text:p text:style-name="P22">แต่ตอนนี้เริ่มลังเล เหมือนเราจะคุ้นกับวิธีเขียน class, model.fit ของ pytorch มากกว่า จาก scikit-learn</text:p>
      <text:p text:style-name="P22">แถมยังมี library ชื่อ surprise ไว้สำหรับทำ collaborative filtering โดยเฉพาะ</text:p>
      <text:p text:style-name="P10"/>
      <text:p text:style-name="P11"><text:span text:style-name="T5">นั่งอ่าน google colab อยู่สองวันกว่าจะสรุปได้ดังที่กล่าวมานี้ คือพอเข้าใจแหละว่า colab ทำอะไรบ้างแต่มันดูเยอะไปหมดเทียบกับ pytorch&amp;surprise อาจจะกลับมาหา pytorch คนดีคนเดิม</text:span> <text:s text:c="2"/></text:p>
      <text:p text:style-name="P11"/>
      <text:p text:style-name="P23"><text:soft-page-break/>ดูแล้วอาจจะต้องกลับไปทาง colab แต่ว่าจะไม่ได้ใช้ tensorflow ตัวเต็มก็ได้นะ เพราะมันเยอะเกินไป มีอีกอันนึงชื่อ Keras ซึ่งเป็น แพคเกจ?เหรอ ต้อง import มา แล้วจะทำให้ใช้งาน tf ได้ง่ายพอๆกะ pytorch</text:p>
      <text:p text:style-name="P11"><text:span text:style-name="T8">เพราะว่าคนใช้งานในเชิงพาณิชย์เยอะกว่า ตอนปี 2018 7% ตอนนี้ 2020 10% เห็นได้ชัดว่ามีคนใช้ tensorflowมากขึ้น ส่วน pytorch รู้สึกจะจาก 4% เหลือประมาณ 1%</text:span> <text:s/></text:p>
      <text:p text:style-name="P11"/>
      <text:p text:style-name="P12">มานั่งดูว่าต้องทำอะไรบ้าง โดยการไปดู repo ของคนอื่นที่ใช้ movielens dataset เหมือนกัน ก็พบเยอะเลย ใช้วิธีต่างๆกัน deep learning บ้าง content-based บ้าง NMF บ้าง ก็ลองเข้าไปดู</text:p>
      <text:p text:style-name="P12">มีคนนึงทำ recommendation ออกมาเป็นลิ๊ง youtube กดดูได้เลย เออ ก็เวิร์คดีนะ อยากทำแบบคนนี้</text:p>
      <text:p text:style-name="P12">แต่ผลการ recommend มันห่วยอ่ะ คือเป็นหนังดังตัวท็อปที่เราดูแล้ว เช่น shawshank redemption, forrest gump, pulp fiction, fight club</text:p>
      <text:p text:style-name="P12"/>
      <text:p text:style-name="P13">ก็คือ เดี๋ยวต้องเขียน model.py มา ในนั้นก็ import keras มา</text:p>
      <text:p text:style-name="P13">ก็คือเราต้อง load_data</text:p>
      <text:p text:style-name="P13">ratings = pd.read_csv('ratings_small.csv') # loading data from csv</text:p>
      <text:p text:style-name="P15">ratings_small.csv has 4 columns - userId, movieId, ratings, and timestamp</text:p>
      <text:p text:style-name="P15"/>
      <text:p text:style-name="P13">select desired autoencoded matrix</text:p>
      <text:p text:style-name="P13">compute embeddings</text:p>
      <text:p text:style-name="P13"/>
      <text:p text:style-name="P13">use embeddings in matrix factorization model? <text:span text:style-name="T9">No, in neural network model</text:span></text:p>
      <text:p text:style-name="P13"/>
      <text:p text:style-name="P17">(but if you talk about mf, you have to talk about SVD, NMF, and <text:span text:style-name="T10">K</text:span>NN</text:p>
      <text:p text:style-name="P18">like, are you joking me? What are you talking about?)</text:p>
      <text:p text:style-name="P18"/>
      <table:table table:name="Table1" table:style-name="Table1">
        <table:table-column table:style-name="Table1.A"/>
        <table:table-row>
          <table:table-cell table:style-name="Table1.A1" office:value-type="string">
            <text:p text:style-name="Table_20_Contents"><text:bookmark text:name="file-svd-cf-LC8"/># svd</text:p>
          </table:table-cell>
        </table:table-row>
      </table:table>
      <table:table table:name="Table2" table:style-name="Table2">
        <table:table-column table:style-name="Table2.A"/>
        <table:table-row>
          <table:table-cell table:style-name="Table2.A1" office:value-type="string">
            <text:p text:style-name="Table_20_Contents"><text:bookmark text:name="file-svd-cf-LC9"/>algo = SVD()</text:p>
          </table:table-cell>
        </table:table-row>
      </table:table>
      <text:p text:style-name="Text_20_body">evaluate(algo, data, measures=['RMSE'])</text:p>
      <text:p text:style-name="P21">ก็คิด MSE ออกมาให้เทียบได้เลยในเสี้ยววินาที</text:p>
      <text:p text:style-name="P21">คือแม้จะใส่ไปอีกหลาย layer ก็ไม่ต้องกลัวว่ามันจะช้า</text:p>
      <text:p text:style-name="P13"/>
      <text:p text:style-name="P13"/>
      <text:p text:style-name="P13">For neural net implementation, we don’t need them to be orthogonal, we want our model to learn the values of embedding matrix itself. The <text:span text:style-name="Strong_20_Emphasis">user latent features</text:span> and <text:span text:style-name="Strong_20_Emphasis">movie latent features </text:span>are looked up from the embedding matrices for specific movie-user combination. These are the input values for further linear and non-linear layers. We can pass this input to multiple <text:span text:style-name="Strong_20_Emphasis">relu, linear or sigmoid layers </text:span>and learn the corresponding weights by any optimization algorithm (Adam, SGD, etc.).</text:p>
      <text:p text:style-name="P13"/>
      <text:p text:style-name="P14">The <text:span text:style-name="Strong_20_Emphasis">user latent features</text:span> and <text:span text:style-name="Strong_20_Emphasis">movie latent features </text:span>are looked up </text:p>
      <text:p text:style-name="P14">from the embedding matrices for specific movie-user combination.</text:p>
      <text:p text:style-name="P14"/>
      <text:p text:style-name="P14">These are the input values for further linear and non-linear layers. </text:p>
      <text:p text:style-name="P19">นี่ก็คือผลลัพธ์ของชั้นแรกที่จะส่งต่อให้ชั้นถัดไป</text:p>
      <text:p text:style-name="P19"/>
      <text:p text:style-name="P19">สปาเก็ตตี้ไส้กรอกใส่พริกและใบกะเพรา <text:span text:style-name="T11">ออริกาโน่เยอะๆกระเทียม</text:span></text:p>
      <text:p text:style-name="P13"/>
      <text:p text:style-name="P13">train the model</text:p>
      <text:p text:style-name="P20"><text:soft-page-break/>บรรทัดนี้คือสั่งเทรน get_learner()</text:p>
      <text:p text:style-name="P13">learn = cf.get_learner(n_factors, val_indx, bs=64, opt_fn=optim.Adam)</text:p>
      <text:p text:style-name="P25">(นี่คือ pytorch)</text:p>
      <text:p text:style-name="P13"/>
      <text:p text:style-name="P13">test the model on test data</text:p>
      <text:p text:style-name="P13">measure the performance using loss function finding RMSE</text:p>
      <text:p text:style-name="P13"/>
      <text:p text:style-name="P16">stack up different layers</text:p>
      <text:p text:style-name="P16">softmax model</text:p>
      <text:p text:style-name="P16">compare &amp; conclusion</text:p>
      <text:p text:style-name="P16"/>
      <text:p text:style-name="P25">121120</text:p>
      <text:p text:style-name="P25">ดูไปดูมาปรากฏว่าใช้ keras เป็นตัวแทนของ tensorflow ก็ไปเจอ code example จากเว็บ keras มี collaborative filtering ด้วยวิธี deep neural network คือไม่ได้ดูยากเลย โหลดมา เอา user กับ rating มาทำเป็น vector หรือ embeddings นั่นแหละ แล้วก็เอาไปเทรน เทรนเสร็จก็ลองใส่ test วัด loss ดู แป๊ปเดียวก็ predict ได้ ปริ๊นออกมาใน terminal เรียบร้อย สรุปกูไม่ต้องเขียน neural network เองซักกะบรรทัด</text:p>
      <text:p text:style-name="P25"/>
      <text:p text:style-name="P25">คนเขียนโค้ดชื่อสิทธัตถะ อีนี่ฉลาด ก่อนจะ recommend เอาไปเทียบกับ array movies_not_watched เออ ไม่เหมือนอีคนข้างบน ที่มึงแนะนำมากูดูหมดแล้ว</text:p>
      <text:p text:style-name="P25"/>
      <text:p text:style-name="P25">ก็ว่าจะใส่ไปเลยแหละ เพราะมันรันได้แล้ว ที่ต้องแก้คือแค่เพิ่ม requirements.txt เติม pandas, tensorflow, matplotlib เข้าไป ตอนแรกเป็น python3.9 แต่ปรากฏว่า tensorflow รองรับถึงแค่ python3.8 จ่ะ เลยต้องไป pull มาใหม่ python3.8.1 ไม่เอา tag alpine นะ เพราะมันไม่มี gcc เสร็จแล้วก็มา docker-compose up –build ใหม่ ก็รันได้เลย</text:p>
      <text:p text:style-name="P25">ทะนี้อยากจะให้เทรนตอนเปิดกล่องมา</text:p>
      <text:p text:style-name="P25">แล้วสั่ง POST คือจะให้ป้อน ratings ของเราลงไป แล้วดูว่าจะ recommend อะไรมา</text:p>
      <text:p text:style-name="P25"/>
      <text:p text:style-name="P27">เอาของคนข้างบนมายำดีกว่า</text:p>
      <text:p text:style-name="P27"/>
      <text:p text:style-name="P28">141120</text:p>
      <text:p text:style-name="P28">ตอนนี้มีตย.ของสองคน</text:p>
      <text:p text:style-name="P28">สิทธัตถะ ใช้ keras แต่ไม่ได้ใช้ flask</text:p>
      <text:p text:style-name="P28">DannyIbo ใช้ flask กับ tensorflow แบบตัวเต็ม ไม่ได้ใช้แค่ keras</text:p>
      <text:p text:style-name="P28"/>
      <text:p text:style-name="P29">เสร็จแล้วอยากจะแก้ไฟล์ที่อยู่ใน flask_flask_app_1 container</text:p>
      <text:p text:style-name="P29">ก็อยากจะเรียกดูด้วย jupyter notebook</text:p>
      <text:p text:style-name="P29">แต่ jupyter notebook ต้องต่อเข้ากับพอร์ท 8888</text:p>
      <text:p text:style-name="P29">แต่ flask app ต่อเข้ากับพอร์ท 5000</text:p>
      <text:p text:style-name="P29">อย่างนั้นแล้วจะเข้าไปในคอนเทนเนอร์ก่อนแล้วค่อยเข้าไปในจูปิเตอร์จากใน flask อีกทีนึงได้รึเปล่า</text:p>
      <text:p text:style-name="P29">คือ docker exec เข้าไปแล้ว ไปเรียกจูปิเตอร์จากข้างใน</text:p>
      <text:p text:style-name="P29"/>
      <text:p text:style-name="P30">สมมติเพิ่ม <text:span text:style-name="T12">jupyter</text:span>ไปใน requirements.txt ล่ะ </text:p>
      <text:p text:style-name="P30">หรือต้องไปใส่ใน docker-compose </text:p>
      <text:p text:style-name="P30">มันก็ต้องเป็นอีกกล่องนึง เพราะมันต้องใช้อีก port มันจะไปอยู่ในกล่องเดียวกันได้ไงกล่องนึงก็ต้องมีพอร์ทนึง?</text:p>
      <text:p text:style-name="P30"/>
      <text:p text:style-name="P32">คิดไม่ออกเลยทำใน host ไปแล้ว</text:p>
      <text:p text:style-name="P32">เออออ มันต้องต่อ 5000:8888 ได้รึเปล่า</text:p>
      <text:p text:style-name="P32">หรือว่า 5001:8888 จากใน compose แต่มันก็ต้องเป็นคนละกล่องอีก??</text:p>
      <text:p text:style-name="P32"><text:soft-page-break/>แก้ผ้าเอาหน้ารอดไปก่อนเพราะนึกไม่ออก</text:p>
      <text:p text:style-name="P32"/>
      <text:p text:style-name="P30">ตอนนี้ก็เลยมี tensorflow 2 ที่ คือในกล่อง flask กับใน site-packages 3.6</text:p>
      <text:p text:style-name="P37">Requirement already satisfied: wrapt&gt;=1.11.1 in /home/pimpwhippa/.local/lib/python3.6/site-packages (from tensorflow) (1.12.1)</text:p>
      <text:p text:style-name="P37">Requirement already satisfied: wheel&gt;=0.26 in /usr/lib/python3/dist-packages (from tensorflow) (0.30.0)</text:p>
      <text:p text:style-name="P30"/>
      <text:p text:style-name="P30"/>
      <text:p text:style-name="P37">Defaulting to user installation because normal site-packages is not writeable</text:p>
      <text:p text:style-name="P30"/>
      <text:p text:style-name="P37">Requirement already satisfied: numpy&gt;=1.15.4 in /home/pimpwhippa/.local/lib/python3.6/site-packages (from pandas) (1.19.1)</text:p>
      <text:p text:style-name="P30"/>
      <text:p text:style-name="P31">คือใน dockerfile, requirements.txt ก็install pandas, tensorflow, matplotlib ไปรอบนึงแล้ว</text:p>
      <text:p text:style-name="P31"/>
      <text:p text:style-name="P31">นี่มาลงอีกในเครื่องเราเอง แล้วก็โหลดข้อมูลมาอีกรอบด้วย</text:p>
      <text:p text:style-name="P33">ข้อมูลที่ดาวโหลดมา อยู่ที่ไหน</text:p>
      <text:p text:style-name="P34">ดาวโหลดมา 2 รอบ รอบนึงอยู่ใน container อีกรอบอยู่ใน host ถ้าต้องทำสองรอบแบบนี้จะทำในคอนเทนเนอร์ทำไมวะ</text:p>
      <text:p text:style-name="P34"/>
      <text:p text:style-name="P31">เดี๋ยวก็มีปัญหาเรื่อง python version อีก</text:p>
      <text:p text:style-name="P31">ในเครื่องเป็น 3.6 ในกล่อง flask เป็น 3.8</text:p>
      <text:p text:style-name="P31"/>
      <text:p text:style-name="P35">ก็ลอง pip install jupyter ดูจากในกล่อง</text:p>
      <text:p text:style-name="P35">ก็ได้นี่หว่า</text:p>
      <text:p text:style-name="P35">root@7e2193660bbf:/code# jupyter notebook</text:p>
      <text:p text:style-name="P35">[I 23:59:14.754 NotebookApp] Writing notebook server cookie secret to /root/.local/share/jupyter/runtime/notebook_cookie_secret</text:p>
      <text:p text:style-name="P35">[C 23:59:15.313 NotebookApp] Running as root is not recommended. Use --allow-root to bypass.</text:p>
      <text:p text:style-name="P35"/>
      <text:p text:style-name="P35">root@7e2193660bbf:/code# jupyter notebook –allow-root</text:p>
      <text:p text:style-name="P35"/>
      <text:p text:style-name="P35">[I 00:00:15.276 NotebookApp] Serving notebooks from local directory: /code</text:p>
      <text:p text:style-name="P35">[I 00:00:15.276 NotebookApp] Jupyter Notebook 6.1.5 is running at:</text:p>
      <text:p text:style-name="P35">[I 00:00:15.276 NotebookApp] http://localhost:8888/?token=14edf66225d1ad9e19ed7d8f69613964b0ab159db60c40a5</text:p>
      <text:p text:style-name="P35">[I 00:00:15.276 NotebookApp] <text:s/>or http://127.0.0.1:8888/?token=14edf66225d1ad9e19ed7d8f69613964b0ab159db60c40a5</text:p>
      <text:p text:style-name="P35">[I 00:00:15.276 NotebookApp] Use Control-C to stop this server and shut down all kernels (twice to skip confirmation).</text:p>
      <text:p text:style-name="P35">[W 00:00:15.287 NotebookApp] No web browser found: could not locate runnable browser.</text:p>
      <text:p text:style-name="P35">[C 00:00:15.288 NotebookApp] </text:p>
      <text:p text:style-name="P35"><text:s text:c="4"/></text:p>
      <text:p text:style-name="P35"><text:s text:c="4"/>To access the notebook, open this file in a browser:</text:p>
      <text:p text:style-name="P35"><text:s text:c="8"/>file:///root/.local/share/jupyter/runtime/nbserver-406-open.html</text:p>
      <text:p text:style-name="P35"><text:s text:c="4"/>Or copy and paste one of these URLs:</text:p>
      <text:p text:style-name="P35"><text:s text:c="8"/>http://localhost:8888/?token=14edf66225d1ad9e19ed7d8f69613964b0ab159db60c40a5</text:p>
      <text:p text:style-name="P35"><text:s text:c="5"/>or <text:a xlink:type="simple" xlink:href="http://127.0.0.1:8888/?token=14edf66225d1ad9e19ed7d8f69613964b0ab159db60c40a5" text:style-name="Internet_20_link" text:visited-style-name="Visited_20_Internet_20_Link">http://127.0.0.1:8888/?token=14edf66225d1ad9e19ed7d8f69613964b0ab159db60c40a5</text:a></text:p>
      <text:p text:style-name="P35"/>
      <text:p text:style-name="P36"><text:soft-page-break/>แต่ตอนนี้อะ pip install jupyter จากใน instance นี้เท่านั้น ถ้า docker-compose down แล้วสร้างใหม่มันก็จะต้องไม่มี jupyter แต่่ tensorflow, matplotlib ก็ยังมีเพราะลงในเครื่องไปแล้ว</text:p>
      <text:p text:style-name="P36"/>
      <text:p text:style-name="P36">ทำไงจะรู้ว่าตอนนี้รัน jupyter จากใน environment ของ container รึเปล่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1T01:11:10.576088268</meta:creation-date>
    <dc:date>2020-11-15T02:05:31.961204208</dc:date>
    <meta:editing-duration>P2DT4H12M18S</meta:editing-duration>
    <meta:editing-cycles>32</meta:editing-cycles>
    <meta:generator>LibreOffice/6.0.7.3$Linux_X86_64 LibreOffice_project/00m0$Build-3</meta:generator>
    <meta:document-statistic meta:table-count="2" meta:image-count="0" meta:object-count="0" meta:page-count="6" meta:paragraph-count="147" meta:word-count="4102" meta:character-count="10095" meta:non-whitespace-character-count="9112"/>
  </office:meta>
</office:document-meta>
</file>